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manist" svg:font-family="Geomanist, Arial, sans-serif"/>
    <style:font-face style:name="Karla" svg:font-family="Karla, Helvetica, Arial, Lucid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2f34" loext:opacity="100%" style:font-name="Geomanist" fo:font-size="9.60000038146973pt" fo:letter-spacing="normal" fo:font-style="normal" fo:font-weight="normal"/>
    </style:style>
    <style:style style:name="P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2f34" loext:opacity="100%" style:font-name="Geomanist" fo:font-size="9.60000038146973pt" fo:letter-spacing="normal" fo:font-style="normal" fo:font-weight="normal" fo:background-color="transparent" loext:padding="0cm" loext:border="none"/>
    </style:style>
    <style:style style:name="P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2f34" loext:opacity="100%" style:font-name="Geomanist" fo:font-size="9.60000038146973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49897"/>
    </style:style>
    <style:style style:name="T1" style:family="text">
      <style:text-properties fo:font-variant="normal" fo:text-transform="none" fo:color="#002f34" loext:opacity="100%" style:font-name="Geomanist" fo:font-size="9.60000038146973pt" fo:letter-spacing="normal" fo:font-style="normal" fo:font-weight="normal"/>
    </style:style>
    <style:style style:name="T2" style:family="text">
      <style:text-properties fo:font-variant="normal" fo:text-transform="none" fo:color="#002f34" loext:opacity="100%" style:font-name="Geomanist" fo:font-size="9.60000038146973pt" fo:letter-spacing="normal" fo:font-style="normal" fo:font-weight="normal" officeooo:rsid="001498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/>
      <text:p text:style-name="P3"/>
      <text:p text:style-name="P1"/>
      <text:p text:style-name="P4"><text:span text:style-name="T1">Oferuję profesjonalne pomiary elektryczne, odbiory i przeglądy instalacji elektrycznych w budynkach o różnej wielkości i przeznaczeniu: obiektów mieszkalnych, handlowo-usługowych, biurowych, użyteczności publicznej, przemysłowych i innych.</text:span><text:line-break/><text:line-break/><text:span text:style-name="T1">Wykonuję:</text:span><text:line-break/><text:span text:style-name="T1">- kompleksowe przeglądy pięcioletnie instalacji elektrycznej,</text:span><text:line-break/><text:span text:style-name="T1">- pomiary impedancji pętli zwarcia (tzw. "zerowanie"),</text:span><text:line-break/><text:span text:style-name="T1">- pomiary rezystancji izolacji,</text:span><text:line-break/><text:span text:style-name="T1">- pomiary ciągłości przewodów ochronnych,</text:span><text:line-break/><text:span text:style-name="T1">- badanie wyłączników różnicowo-prądowych,</text:span><text:line-break/><text:span text:style-name="T1">- pomiary rezyst</text:span><text:span text:style-name="T2">ancji uziemienia instalacji odgromowej,</text:span></text:p>
      <text:p text:style-name="P4"><text:span text:style-name="T1">- </text:span><text:span text:style-name="T2">zadziałanie głównego wyłącznika prądu,</text:span></text:p>
      <text:p text:style-name="P4"><text:span text:style-name="T2">- działanie przycisku p.poż</text:span></text:p>
      <text:p text:style-name="P4"><text:span text:style-name="T1">- </text:span><text:span text:style-name="T2">pomiary natężenia oświetlenia podstawowego na stanowisku pracy jaki i awaryjnego/ewakuacyjnego</text:span></text:p>
      <text:p text:style-name="P4"><text:span text:style-name="T2"/></text:p>
      <text:p text:style-name="P4"><text:span text:style-name="T2">Posiadam również uprawnienia cieplne i gazowe i na życzenie Klienta wykonuje również badanie szczelności instalacji gazowej i ciągu w przewodach kominowo-wentylacyjnych.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manist" svg:font-family="Geomanist, Arial, sans-serif"/>
    <style:font-face style:name="Karla" svg:font-family="Karla, Helvetica, Arial, Lucid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6T22:13:25.516000000</dc:date>
    <meta:editing-duration>PT6H42M46S</meta:editing-duration>
    <meta:editing-cycles>4</meta:editing-cycles>
    <meta:generator>LibreOffice/7.4.5.1$Windows_x86 LibreOffice_project/9c0871452b3918c1019dde9bfac75448afc4b57f</meta:generator>
    <meta:document-statistic meta:table-count="0" meta:image-count="0" meta:object-count="0" meta:page-count="1" meta:paragraph-count="5" meta:word-count="99" meta:character-count="873" meta:non-whitespace-character-count="777"/>
  </office:meta>
</office:document-meta>
</file>